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paragraph-rsid="00157b38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6384" officeooo:paragraph-rsid="00157b38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16384" officeooo:paragraph-rsid="00157b38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157b38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15ae7" officeooo:paragraph-rsid="00157b38" style:font-weight-asian="bold" style:font-name-complex="Arial"/>
    </style:style>
    <style:style style:name="P8" style:family="paragraph" style:parent-style-name="Standard">
      <style:text-properties style:font-name="Arial" fo:font-weight="bold" officeooo:paragraph-rsid="00157b38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officeooo:paragraph-rsid="00157b38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15ae7" officeooo:paragraph-rsid="00157b38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9ac5f" officeooo:paragraph-rsid="00157b38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text-properties style:font-name="Arial" fo:font-size="12pt" officeooo:paragraph-rsid="00157b38" style:font-size-asian="12pt" style:font-name-complex="Arial"/>
    </style:style>
    <style:style style:name="P17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8" style:family="paragraph" style:parent-style-name="Standard">
      <style:text-properties style:font-name="Arial" fo:font-style="normal" officeooo:rsid="0003d4de" officeooo:paragraph-rsid="000f4a53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f4a53" officeooo:paragraph-rsid="000f4a53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11c538" officeooo:paragraph-rsid="0011c538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11c538" officeooo:paragraph-rsid="0011c538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62490" officeooo:paragraph-rsid="00162490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157b38" style:font-name-asian="Arial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116384" officeooo:paragraph-rsid="00157b38" style:font-name-asian="Arial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57b38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weight="normal" officeooo:rsid="00115ae7" officeooo:paragraph-rsid="00157b38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115ae7" officeooo:paragraph-rsid="00157b38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157b38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text-properties officeooo:paragraph-rsid="00157b38"/>
    </style:style>
    <style:style style:name="P30" style:family="paragraph" style:parent-style-name="Standard">
      <style:paragraph-properties fo:text-align="center" style:justify-single-word="false"/>
      <style:text-properties style:font-name="Arial" fo:font-weight="bold" officeooo:rsid="0018cf42" officeooo:paragraph-rsid="0018cf42" style:font-weight-asian="bold" style:font-name-complex="Arial"/>
    </style:style>
    <style:style style:name="P31" style:family="paragraph" style:parent-style-name="Heading_20_3">
      <style:text-properties fo:font-style="normal" officeooo:rsid="000f4a53" officeooo:paragraph-rsid="000c6a27" style:font-style-asian="normal" style:font-style-complex="normal"/>
    </style:style>
    <style:style style:name="P32" style:family="paragraph" style:parent-style-name="Heading_20_1">
      <style:text-properties fo:font-size="12pt" style:font-size-asian="12pt"/>
    </style:style>
    <style:style style:name="P33" style:family="paragraph" style:parent-style-name="Heading_20_1">
      <style:text-properties officeooo:paragraph-rsid="00157b38"/>
    </style:style>
    <style:style style:name="P34" style:family="paragraph" style:parent-style-name="Heading_20_2">
      <style:text-properties officeooo:paragraph-rsid="00157b38"/>
    </style:style>
    <style:style style:name="T1" style:family="text">
      <style:text-properties officeooo:rsid="000a7c42"/>
    </style:style>
    <style:style style:name="T2" style:family="text">
      <style:text-properties officeooo:rsid="0011c538"/>
    </style:style>
    <style:style style:name="T3" style:family="text">
      <style:text-properties officeooo:rsid="00157b38"/>
    </style:style>
    <style:style style:name="T4" style:family="text">
      <style:text-properties officeooo:rsid="00116384"/>
    </style:style>
    <style:style style:name="T5" style:family="text">
      <style:text-properties officeooo:rsid="00162490"/>
    </style:style>
    <style:style style:name="T6" style:family="text">
      <style:text-properties officeooo:rsid="00166d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2" text:outline-level="1">Caso de Uso</text:h>
          </table:table-cell>
          <table:table-cell table:style-name="Tabla1.B1" table:number-columns-spanned="5" office:value-type="string">
            <text:h text:style-name="P31" text:outline-level="3">Consultar horario de consulta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0">Usuario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7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19"/>
          </table:table-cell>
          <table:covered-table-cell/>
          <table:table-cell table:style-name="Tabla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0">Debe haberse definido el horario de la consulta méd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8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9-4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22">Proporcionar el horario de cualquier consulta que lo tenga definido para los usuarios que lo requieran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21"><text:span text:style-name="T6">El usuario indica que quiere ver</text:span> el horario de la consulta <text:span text:style-name="T6">y el sistema lo muestra,</text:span> tanto el definido como usual como si ha habido alguna modificación puntual del mismo.</text:p>
          </table:table-cell>
        </table:table-row>
      </table:table>
      <text:p text:style-name="P15"/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2"><text:span text:style-name="T3">Usuario</text:span>: Solicita <text:span text:style-name="T3">consultar</text:span> el horario de una consulta con un determinado número de consulta</text:p>
          </table:table-cell>
          <table:table-cell table:style-name="Tabla4.C2" office:value-type="string">
            <text:p text:style-name="P4">2</text:p>
          </table:table-cell>
          <table:table-cell table:style-name="Tabla4.D2" office:value-type="string">
            <text:p text:style-name="P25">El sistema comprueba que existe una consulta con ese número.</text:p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3"/>
          </table:table-cell>
          <table:table-cell table:style-name="Tabla4.C3" office:value-type="string">
            <text:p text:style-name="P4">3</text:p>
          </table:table-cell>
          <table:table-cell table:style-name="Tabla4.D3" office:value-type="string">
            <text:p text:style-name="P25">Se comprueba la consulta asociada a ese número <text:span text:style-name="T4">tiene algún</text:span> horario definido.</text:p>
          </table:table-cell>
        </table:table-row>
        <table:table-row table:style-name="Tabla4.2">
          <table:table-cell table:style-name="Tabla4.A4" office:value-type="string">
            <text:p text:style-name="P7"/>
          </table:table-cell>
          <table:table-cell table:style-name="Tabla4.B4" office:value-type="string">
            <text:p text:style-name="P12"/>
          </table:table-cell>
          <table:table-cell table:style-name="Tabla4.C4" office:value-type="string">
            <text:p text:style-name="P30">4</text:p>
          </table:table-cell>
          <table:table-cell table:style-name="Tabla4.D4" office:value-type="string">
            <text:p text:style-name="P26">Se <text:span text:style-name="T3">muestra</text:span> el horario definido y se termina el proceso.</text:p>
          </table:table-cell>
        </table:table-row>
      </table:table>
      <text:p text:style-name="P29"/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2a</text:p>
          </table:table-cell>
          <table:table-cell table:style-name="Tabla5.B2" table:number-columns-spanned="4" office:value-type="string">
            <text:p text:style-name="P23"><text:s/><text:span text:style-name="T4">Si no existe una consulta con el número introducido,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5">3a</text:p>
          </table:table-cell>
          <table:table-cell table:style-name="Tabla5.B3" table:number-columns-spanned="4" office:value-type="string">
            <text:p text:style-name="P24">Si no se tiene un horario definido para la consulta con el número dado, se <text:span text:style-name="T3">da el avis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P33" text:outline-level="1">Frecuencia esperada</text:h>
          </table:table-cell>
          <table:covered-table-cell/>
          <table:table-cell table:style-name="Tabla5.C5" office:value-type="string">
            <text:p text:style-name="P27">Varias veces al <text:span text:style-name="T5">día</text:span></text:p>
          </table:table-cell>
          <table:table-cell table:style-name="Tabla5.D5" office:value-type="string">
            <text:h text:style-name="P34" text:outline-level="2">Rendimiento</text:h>
          </table:table-cell>
          <table:table-cell table:style-name="Tabla5.E5" office:value-type="string">
            <text:p text:style-name="P28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8">Importancia</text:p>
          </table:table-cell>
          <table:covered-table-cell/>
          <table:table-cell table:style-name="Tabla5.C6" office:value-type="string">
            <text:p text:style-name="P27">Baja</text:p>
          </table:table-cell>
          <table:table-cell table:style-name="Tabla5.D6" office:value-type="string">
            <text:h text:style-name="P34" text:outline-level="2">Urgencia</text:h>
          </table:table-cell>
          <table:table-cell table:style-name="Tabla5.E6" office:value-type="string">
            <text:p text:style-name="P27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8">Estado</text:p>
          </table:table-cell>
          <table:covered-table-cell/>
          <table:table-cell table:style-name="Tabla5.C7" office:value-type="string">
            <text:p text:style-name="P28">En desarrollo</text:p>
          </table:table-cell>
          <table:table-cell table:style-name="Tabla5.D7" office:value-type="string">
            <text:h text:style-name="P34" text:outline-level="2">Estabilidad</text:h>
          </table:table-cell>
          <table:table-cell table:style-name="Tabla5.E7" office:value-type="string">
            <text:p text:style-name="P28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7T00:13:29.190531516</dc:date>
    <meta:print-date>2012-03-13T15:37:00</meta:print-date>
    <meta:editing-cycles>24</meta:editing-cycles>
    <meta:editing-duration>PT1H34M34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201" meta:character-count="1192" meta:non-whitespace-character-count="1039"/>
  </office:meta>
</office:document-meta>
</file>